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.6cm"/>
    </style:style>
    <style:style style:name="gr5" style:family="graphic" style:parent-style-name="standard">
      <style:graphic-properties draw:stroke="none" svg:stroke-color="#000000" draw:fill="none" draw:fill-color="#ffffff" fo:min-height="2.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2.6cm" svg:height="10.7cm" svg:x="2.6cm" svg:y="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1.5cm" svg:x="2cm" svg:y="3.5cm">
          <text:p text:style-name="P1"><text:span text:style-name="T1">1 fichier</text:span></text:p>
          <text:p text:style-name="P1"><text:span text:style-name="T1">D'op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cm" svg:height="1.5cm" svg:x="5.4cm" svg:y="3.5cm">
          <text:p text:style-name="P1"><text:span text:style-name="T1">PSD SL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cm" svg:height="1.5cm" svg:x="8.4cm" svg:y="3.5cm">
          <text:p text:style-name="P1"><text:span text:style-name="T1">Soln </text:span></text:p>
          <text:p text:style-name="P1"><text:span text:style-name="T1">SL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5cm" svg:x="11.2cm" svg:y="3.5cm">
          <text:p text:style-name="P1"><text:span text:style-name="T1">Coord ref</text:span></text:p>
          <text:p text:style-name="P1"><text:span text:style-name="T1">SL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3cm" svg:height="1.5cm" svg:x="14.6cm" svg:y="3.5cm">
          <text:p text:style-name="P1"><text:span text:style-name="T1">Coord ref</text:span></text:p>
          <text:p text:style-name="P1"><text:span text:style-name="T1">GP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5cm" svg:x="18cm" svg:y="3.5cm">
          <text:p text:style-name="P1"><text:span text:style-name="T1">1 fichier</text:span></text:p>
          <text:p text:style-name="P1"><text:span text:style-name="T1">SL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.5cm" svg:x="21.2cm" svg:y="3.5cm">
          <text:p text:style-name="P1"><text:span text:style-name="T1">1 liste</text:span></text:p>
          <text:p text:style-name="P1"><text:span text:style-name="T1">Fichiers GP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cm" svg:height="1.5cm" svg:x="24.9cm" svg:y="3.5cm">
          <text:p text:style-name="P1"><text:span text:style-name="T1">1 fichier </text:span></text:p>
          <text:p text:style-name="P1"><text:span text:style-name="T1">Correspondance</text:span></text:p>
          <text:p text:style-name="P1"><text:span text:style-name="T1">DOM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cm" svg:height="1.8cm" svg:x="3.9cm" svg:y="7.9cm">
          <text:p text:style-name="P1"><text:span text:style-name="T1">Coord réf à la dat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9cm" svg:height="2.8cm" svg:x="4cm" svg:y="11.3cm">
          <text:p text:style-name="P1"><text:span text:style-name="T1">Calcul MC </text:span></text:p>
          <text:p text:style-name="P1"><text:span text:style-name="T1">avec rejet points</text:span></text:p>
          <text:p text:style-name="P1"><text:span text:style-name="T1">fau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cm" svg:height="1.2cm" svg:x="17.6cm" svg:y="6.8cm">
          <text:p text:style-name="P1"><text:span text:style-name="T1">Dat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cm" svg:height="1.2cm" svg:x="16.8cm" svg:y="8.9cm">
          <text:p text:style-name="P1"><text:span text:style-name="T1">Liste des stations GPS</text:span></text:p>
          <text:p text:style-name="P1"><text:span text:style-name="T1">co localisées 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cm" svg:height="2.1cm" svg:x="16.6cm" svg:y="11.6cm">
          <text:p text:style-name="P1"><text:span text:style-name="T1">Nettoyage et mise en forme</text:span></text:p>
          <text:p text:style-name="P1"><text:span text:style-name="T1">vectorielle sur la base des dates</text:span></text:p>
          <text:p text:style-name="P1"><text:span text:style-name="T1">SL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3cm" svg:height="2.1cm" svg:x="11cm" svg:y="9.6cm">
          <text:p text:style-name="P1"><text:span text:style-name="T1">Extraction des</text:span></text:p>
          <text:p text:style-name="P1"><text:span text:style-name="T1">stations co localisées</text:span></text:p>
          <text:p text:style-name="P1"><text:span text:style-name="T1">SLR du SINE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1.6cm" svg:x="10.4cm" svg:y="14.7cm">
          <text:p text:style-name="P1"><text:span text:style-name="T1">Calcul des déplacements</text:span></text:p>
          <text:p text:style-name="P1"><text:span text:style-name="T1">SLR 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cm" svg:height="1.3cm" svg:x="25.7cm" svg:y="8.8cm">
          <text:p text:style-name="P1"><text:span text:style-name="T1">1 fichier de</text:span></text:p>
          <text:p text:style-name="P1"><text:span text:style-name="T1">préférence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4cm" svg:y1="5cm" svg:x2="4.1cm" svg:y2="5.9cm">
          <text:p/>
        </draw:line>
        <draw:line draw:style-name="gr3" draw:text-style-name="P1" draw:layer="layout" svg:x1="6.3cm" svg:y1="5cm" svg:x2="6.2cm" svg:y2="7.8cm">
          <text:p/>
        </draw:line>
        <draw:line draw:style-name="gr3" draw:text-style-name="P1" draw:layer="layout" svg:x1="8.7cm" svg:y1="5.1cm" svg:x2="8cm" svg:y2="7.9cm">
          <text:p/>
        </draw:line>
        <draw:line draw:style-name="gr3" draw:text-style-name="P1" draw:layer="layout" svg:x1="17.6cm" svg:y1="7.7cm" svg:x2="8.4cm" svg:y2="8.5cm">
          <text:p/>
        </draw:line>
        <draw:line draw:style-name="gr3" draw:text-style-name="P1" draw:layer="layout" svg:x1="12cm" svg:y1="5cm" svg:x2="8.4cm" svg:y2="7.9cm">
          <text:p/>
        </draw:line>
        <draw:line draw:style-name="gr3" draw:text-style-name="P1" draw:layer="layout" svg:x1="15.6cm" svg:y1="5cm" svg:x2="15.6cm" svg:y2="5.8cm">
          <text:p/>
        </draw:line>
        <draw:line draw:style-name="gr3" draw:text-style-name="P1" draw:layer="layout" svg:x1="19.1cm" svg:y1="5.1cm" svg:x2="19.1cm" svg:y2="6.8cm">
          <text:p/>
        </draw:line>
        <draw:line draw:style-name="gr3" draw:text-style-name="P1" draw:layer="layout" svg:x1="18.2cm" svg:y1="5cm" svg:x2="7.3cm" svg:y2="11.3cm">
          <text:p/>
        </draw:line>
        <draw:line draw:style-name="gr3" draw:text-style-name="P1" draw:layer="layout" svg:x1="18.6cm" svg:y1="8cm" svg:x2="18.6cm" svg:y2="8.9cm">
          <text:p/>
        </draw:line>
        <draw:line draw:style-name="gr3" draw:text-style-name="P1" draw:layer="layout" svg:x1="22.1cm" svg:y1="5cm" svg:x2="20.8cm" svg:y2="8.7cm">
          <text:p/>
        </draw:line>
        <draw:line draw:style-name="gr3" draw:text-style-name="P1" draw:layer="layout" svg:x1="25.2cm" svg:y1="5cm" svg:x2="22cm" svg:y2="11.6cm">
          <text:p/>
        </draw:line>
        <draw:line draw:style-name="gr3" draw:text-style-name="P1" draw:layer="layout" svg:x1="25.6cm" svg:y1="9.3cm" svg:x2="21.6cm" svg:y2="9.4cm">
          <text:p/>
        </draw:line>
        <draw:line draw:style-name="gr3" draw:text-style-name="P1" draw:layer="layout" svg:x1="18.9cm" svg:y1="10.2cm" svg:x2="18.9cm" svg:y2="11.633cm">
          <text:p/>
        </draw:line>
        <draw:line draw:style-name="gr3" draw:text-style-name="P1" draw:layer="layout" svg:x1="16.6cm" svg:y1="11.5cm" svg:x2="15.2cm" svg:y2="10.8cm">
          <text:p/>
        </draw:line>
        <draw:line draw:style-name="gr3" draw:text-style-name="P1" draw:layer="layout" svg:x1="16.5cm" svg:y1="12.9cm" svg:x2="8.9cm" svg:y2="13cm">
          <text:p/>
        </draw:line>
        <draw:line draw:style-name="gr3" draw:text-style-name="P1" draw:layer="layout" svg:x1="5.3cm" svg:y1="9.8cm" svg:x2="5.3cm" svg:y2="11.3cm">
          <text:p/>
        </draw:line>
        <draw:line draw:style-name="gr3" draw:text-style-name="P1" draw:layer="layout" svg:x1="8.9cm" svg:y1="14.1cm" svg:x2="10.4cm" svg:y2="15.3cm">
          <text:p/>
        </draw:line>
        <draw:line draw:style-name="gr3" draw:text-style-name="P1" draw:layer="layout" svg:x1="6.7cm" svg:y1="14.1cm" svg:x2="6.7cm" svg:y2="17.1cm">
          <text:p/>
        </draw:line>
        <draw:line draw:style-name="gr3" draw:text-style-name="P1" draw:layer="layout" svg:x1="12.9cm" svg:y1="16.3cm" svg:x2="12.9cm" svg:y2="17.6cm">
          <text:p/>
        </draw:line>
        <draw:frame draw:style-name="gr4" draw:text-style-name="P3" draw:layer="layout" svg:width="4.3cm" svg:height="2.85cm" svg:x="4.5cm" svg:y="17.2cm">
          <draw:text-box>
            <text:p text:style-name="P3"><text:span text:style-name="T1">Rapport de calcul</text:span></text:p>
            <text:p text:style-name="P3"><text:span text:style-name="T1">Histogrammes des</text:span></text:p>
            <text:p text:style-name="P3"><text:span text:style-name="T1">Résidus</text:span></text:p>
            <text:p text:style-name="P3"><text:span text:style-name="T1"/></text:p>
          </draw:text-box>
        </draw:frame>
        <draw:frame draw:style-name="gr5" draw:text-style-name="P3" draw:layer="layout" svg:width="4.6cm" svg:height="2.45cm" svg:x="11.5cm" svg:y="17.8cm">
          <draw:text-box>
            <text:p text:style-name="P3"><text:span text:style-name="T1">Valeurs numériques d'intérêt : </text:span></text:p>
            <text:p text:style-name="P3"><text:span text:style-name="T1">Géocentre</text:span></text:p>
            <text:p text:style-name="P3"><text:span text:style-name="T1">Déplacements SLR</text:span></text:p>
          </draw:text-box>
        </draw:frame>
        <draw:line draw:style-name="gr3" draw:text-style-name="P1" draw:layer="layout" svg:x1="10.9cm" svg:y1="11cm" svg:x2="8.9cm" svg:y2="11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5T09:14:08.091704819</meta:creation-date>
    <dc:date>2017-05-15T09:45:33.807005115</dc:date>
    <meta:editing-duration>PT15M5S</meta:editing-duration>
    <meta:editing-cycles>1</meta:editing-cycles>
    <meta:document-statistic meta:object-count="39"/>
    <meta:generator>LibreOffice/4.2.8.2$Linux_x86 LibreOffice_project/420m0$Build-2</meta:generator>
  </office:meta>
</office:document-meta>
</file>